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0473A6D85F.png" manifest:media-type="image/png"/>
  <manifest:file-entry manifest:full-path="Pictures/10000201000000960000009631074C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2.794cm" svg:x="4.048cm" svg:y="4.81cm">
          <text:p text:style-name="P1">Collect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6cm" svg:height="2.54cm" svg:x="4.048cm" svg:y="7.604cm">
          <text:p text:style-name="P1">collectsp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.524cm" svg:x="4.048cm" svg:y="3.286cm">
          <text:p text:style-name="P1">write_graphit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68cm" svg:height="3.968cm" svg:x="5.033cm" svg:y="15.108cm">
          <draw:image xlink:href="Pictures/10000201000000960000009631074CB6.png" xlink:type="simple" xlink:show="embed" xlink:actuate="onLoad">
            <text:p text:style-name="P2"><text:span text:style-name="T1">vCenter Server</text:span></text:p>
          </draw:image>
        </draw:frame>
        <draw:line draw:style-name="gr4" draw:text-style-name="P1" draw:layer="layout" svg:x1="5.191cm" svg:y1="10.536cm" svg:x2="5.191cm" svg:y2="14.981cm">
          <text:p text:style-name="P1">API Call</text:p>
        </draw:line>
        <draw:custom-shape draw:style-name="gr2" draw:text-style-name="P1" draw:layer="layout" svg:width="5.842cm" svg:height="1.143cm" svg:x="4.175cm" svg:y="8.874cm">
          <text:p text:style-name="P1">pyspher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001cm" svg:y1="14.854cm" svg:x2="9.001cm" svg:y2="10.917cm">
          <text:p text:style-name="P1">Perf Data</text:p>
        </draw:line>
        <draw:custom-shape draw:style-name="gr1" draw:text-style-name="P1" draw:layer="layout" svg:width="6.096cm" svg:height="2.794cm" svg:x="14.589cm" svg:y="3.286cm">
          <text:p text:style-name="P1">Graph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794cm" svg:x="14.589cm" svg:y="9.636cm">
          <text:p text:style-name="P1">Grafana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637cm" svg:y1="9.255cm" svg:x2="17.637cm" svg:y2="6.334cm">
          <text:p text:style-name="P1">Access</text:p>
        </draw:line>
        <draw:line draw:style-name="gr4" draw:text-style-name="P1" draw:layer="layout" svg:x1="10.271cm" svg:y1="3.921cm" svg:x2="14.335cm" svg:y2="3.921cm">
          <text:p text:style-name="P1">Send to</text:p>
        </draw:line>
        <draw:line draw:style-name="gr5" draw:text-style-name="P1" draw:layer="layout" svg:x1="4.429cm" svg:y1="8.239cm" svg:x2="4.429cm" svg:y2="6.842cm">
          <text:p/>
        </draw:line>
        <draw:line draw:style-name="gr5" draw:text-style-name="P1" draw:layer="layout" svg:x1="4.429cm" svg:y1="5.318cm" svg:x2="4.429cm" svg:y2="4.175cm">
          <text:p/>
        </draw:line>
        <draw:frame draw:style-name="gr6" draw:text-style-name="P1" draw:layer="layout" svg:width="7.45cm" svg:height="3.683cm" svg:x="13.87cm" svg:y="11.668cm">
          <draw:image xlink:href="Pictures/10000000000002180000010473A6D8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4:28:58.945235331</meta:creation-date>
    <dc:date>2015-05-08T14:38:14.352822459</dc:date>
    <meta:editing-duration>P0D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